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9900000431FA017EB0C22775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493cm" svg:height="10.826cm" draw:transform="skewX (0.00279252680319093) translate (7.888cm 10.748cm)">
          <draw:image xlink:href="Pictures/100002010000049900000431FA017EB0C22775A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2T09:26:01.716000000</dc:date>
    <meta:editing-duration>PT5M17S</meta:editing-duration>
    <meta:editing-cycles>2</meta:editing-cycles>
    <meta:generator>LibreOffice/6.0.5.2$Windows_X86_64 LibreOffice_project/54c8cbb85f300ac59db32fe8a675ff7683cd5a16</meta:generator>
    <meta:document-statistic meta:object-count="1"/>
  </office:meta>
</office:document-meta>
</file>